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+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uch 1)</text:p>
          </table:table-cell>
          <table:table-cell office:value-type="string" calcext:value-type="string">
            <text:p>Einsatzspannung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annung [V] +- 12,5</text:p>
          </table:table-cell>
          <table:table-cell/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/>
          <table:table-cell office:value-type="string" calcext:value-type="string">
            <text:p>Impulsra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6]/[.E6]" office:value-type="float" office:value="11.009900990099" calcext:value-type="float">
            <text:p>11,0099009901</text:p>
          </table:table-cell>
          <table:table-cell table:formula="of:=SQRT((1*[.D6]/[.E6]^2)^2 + ([.I6]/[.E6])^2)" office:value-type="float" office:value="0.347695075439574" calcext:value-type="float">
            <text:p>0,3476950754</text:p>
          </table:table-cell>
          <table:table-cell table:formula="of:=SQRT([.D6])" office:value-type="float" office:value="33.3466640010661" calcext:value-type="float">
            <text:p>33,346664001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]/[.E7]" office:value-type="float" office:value="10.8349514563107" calcext:value-type="float">
            <text:p>10,8349514563</text:p>
          </table:table-cell>
          <table:table-cell table:formula="of:=SQRT((1*[.D7]/[.E7]^2)^2 + ([.I7]/[.E7])^2)" office:value-type="float" office:value="0.340968354406704" calcext:value-type="float">
            <text:p>0,3409683544</text:p>
          </table:table-cell>
          <table:table-cell table:formula="of:=SQRT([.D7])" office:value-type="float" office:value="33.4065861769801" calcext:value-type="float">
            <text:p>33,40658617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8]/[.E8]" office:value-type="float" office:value="11.3979591836735" calcext:value-type="float">
            <text:p>11,3979591837</text:p>
          </table:table-cell>
          <table:table-cell table:formula="of:=SQRT((1*[.D8]/[.E8]^2)^2 + ([.I8]/[.E8])^2)" office:value-type="float" office:value="0.360323081683287" calcext:value-type="float">
            <text:p>0,3603230817</text:p>
          </table:table-cell>
          <table:table-cell table:formula="of:=SQRT([.D8])" office:value-type="float" office:value="33.4215499341368" calcext:value-type="float">
            <text:p>33,421549934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9]/[.E9]" office:value-type="float" office:value="10.7211538461538" calcext:value-type="float">
            <text:p>10,7211538462</text:p>
          </table:table-cell>
          <table:table-cell table:formula="of:=SQRT((1*[.D9]/[.E9]^2)^2 + ([.I9]/[.E9])^2)" office:value-type="float" office:value="0.337216780655128" calcext:value-type="float">
            <text:p>0,3372167807</text:p>
          </table:table-cell>
          <table:table-cell table:formula="of:=SQRT([.D9])" office:value-type="float" office:value="33.391615714128" calcext:value-type="float">
            <text:p>33,391615714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ersuch 2)</text:p>
          </table:table-cell>
          <table:table-cell office:value-type="string" calcext:value-type="string">
            <text:p>Spannung [V]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+- 12,5</text:p>
          </table:table-cell>
          <table:table-cell office:value-type="string" calcext:value-type="string">
            <text:p>Hier und bei allen folgenden Versuche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ulszahl</text:p>
          </table:table-cell>
          <table:table-cell office:value-type="string" calcext:value-type="string">
            <text:p>Absulute Häufigkeit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ersuch 6)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2070" calcext:value-type="float">
            <text:p>207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ersuch 7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cke [µm]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/>
          <table:table-cell office:value-type="string" calcext:value-type="string">
            <text:p>Impuls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50" calcext:value-type="float">
            <text:p>50</text:p>
          </table:table-cell>
          <table:table-cell office:value-type="float" office:value="1115" calcext:value-type="float">
            <text:p>1115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C35]/[.D35]" office:value-type="float" office:value="10.045045045045" calcext:value-type="float">
            <text:p>10,045045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07" calcext:value-type="float">
            <text:p>107</text:p>
          </table:table-cell>
          <table:table-cell office:value-type="float" office:value="1123" calcext:value-type="float">
            <text:p>112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C36]/[.D36]" office:value-type="float" office:value="10.0267857142857" calcext:value-type="float">
            <text:p>10,0267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65" calcext:value-type="float">
            <text:p>165</text:p>
          </table:table-cell>
          <table:table-cell office:value-type="float" office:value="1114" calcext:value-type="float">
            <text:p>111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C37]/[.D37]" office:value-type="float" office:value="8.37593984962406" calcext:value-type="float">
            <text:p>8,3759398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215" calcext:value-type="float">
            <text:p>215</text:p>
          </table:table-cell>
          <table:table-cell office:value-type="float" office:value="1113" calcext:value-type="float">
            <text:p>1113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C38]/[.D38]" office:value-type="float" office:value="7.08917197452229" calcext:value-type="float">
            <text:p>7,0891719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330" calcext:value-type="float">
            <text:p>330</text:p>
          </table:table-cell>
          <table:table-cell office:value-type="float" office:value="1123" calcext:value-type="float">
            <text:p>112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39]/[.D39]" office:value-type="float" office:value="6.45402298850575" calcext:value-type="float">
            <text:p>6,4540229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520" calcext:value-type="float">
            <text:p>520</text:p>
          </table:table-cell>
          <table:table-cell office:value-type="float" office:value="1116" calcext:value-type="float">
            <text:p>1116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C40]/[.D40]" office:value-type="float" office:value="5.31428571428571" calcext:value-type="float">
            <text:p>5,314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770" calcext:value-type="float">
            <text:p>770</text:p>
          </table:table-cell>
          <table:table-cell office:value-type="float" office:value="1114" calcext:value-type="float">
            <text:p>1114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C41]/[.D41]" office:value-type="float" office:value="3.93639575971731" calcext:value-type="float">
            <text:p>3,93639575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cke [cm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exiglas</text:p>
          </table:table-cell>
          <table:table-cell office:value-type="float" office:value="0.5" calcext:value-type="float">
            <text:p>0,5</text:p>
          </table:table-cell>
          <table:table-cell office:value-type="float" office:value="1112" calcext:value-type="float">
            <text:p>1112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[.C43]/[.D43]" office:value-type="float" office:value="1.20086393088553" calcext:value-type="float">
            <text:p>1,200863930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ummi</text:p>
          </table:table-cell>
          <table:table-cell office:value-type="float" office:value="0.15" calcext:value-type="float">
            <text:p>0,15</text:p>
          </table:table-cell>
          <table:table-cell office:value-type="float" office:value="1143" calcext:value-type="float">
            <text:p>1143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C45]/[.D45]" office:value-type="float" office:value="3.95501730103806" calcext:value-type="float">
            <text:p>3,95501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mmi</text:p>
          </table:table-cell>
          <table:table-cell table:style-name="ce1" office:value-type="float" office:value="0.3" calcext:value-type="float">
            <text:p>0,30</text:p>
          </table:table-cell>
          <table:table-cell office:value-type="float" office:value="1114" calcext:value-type="float">
            <text:p>1114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C46]/[.D46]" office:value-type="float" office:value="1.27023945267959" calcext:value-type="float">
            <text:p>1,270239452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ersuch 9)</text:p>
          </table:table-cell>
          <table:table-cell office:value-type="string" calcext:value-type="string">
            <text:p>Plattendic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- 0,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nzahl Platten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79" calcext:value-type="float">
            <text:p>1179</text:p>
          </table:table-cell>
          <table:table-cell office:value-type="float" office:value="555" calcext:value-type="float">
            <text:p>5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14" calcext:value-type="float">
            <text:p>1114</text:p>
          </table:table-cell>
          <table:table-cell office:value-type="float" office:value="851" calcext:value-type="float">
            <text:p>8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9:27:06.596000000</meta:creation-date>
    <dc:date>2015-04-24T00:17:35.590000000</dc:date>
    <meta:editing-duration>PT4H35M8S</meta:editing-duration>
    <meta:editing-cycles>2</meta:editing-cycles>
    <meta:generator>LibreOffice/4.2.6.3$Windows_x86 LibreOffice_project/3fd416d4c6db7d3204c17ce57a1d70f6e531ee21</meta:generator>
    <meta:document-statistic meta:table-count="1" meta:cell-count="146" meta:object-count="0"/>
  </office:meta>
</office:document-meta>
</file>